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Ubuntu" svg:font-family="Ubuntu" style:font-pitch="variable"/>
  </office:font-face-decls>
  <office:automatic-styles>
    <style:style style:name="Таблица1" style:family="table">
      <style:table-properties style:width="23.095cm" fo:margin-left="0.093cm" table:align="left"/>
    </style:style>
    <style:style style:name="Таблица1.A" style:family="table-column">
      <style:table-column-properties style:column-width="1.293cm"/>
    </style:style>
    <style:style style:name="Таблица1.B" style:family="table-column">
      <style:table-column-properties style:column-width="2.799cm"/>
    </style:style>
    <style:style style:name="Таблица1.C" style:family="table-column">
      <style:table-column-properties style:column-width="9.502cm"/>
    </style:style>
    <style:style style:name="Таблица1.D" style:family="table-column">
      <style:table-column-properties style:column-width="9.5cm"/>
    </style:style>
    <style:style style:name="Таблица1.1" style:family="table-row">
      <style:table-row-properties style:min-row-height="0.799cm"/>
    </style:style>
    <style:style style:name="Таблица1.A1" style:family="table-cell">
      <style:table-cell-properties style:vertical-align="middle" fo:background-color="#dddddd" fo:padding-left="0.191cm" fo:padding-right="0.191cm" fo:padding-top="0.049cm" fo:padding-bottom="0.049cm" fo:border-left="1.5pt solid #000000" fo:border-right="1.5pt solid #000000" fo:border-top="1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dddddd" fo:padding-left="0.191cm" fo:padding-right="0.191cm" fo:padding-top="0.049cm" fo:padding-bottom="0.049cm" fo:border-left="1.5pt solid #000000" fo:border-right="0.5pt solid #000000" fo:border-top="1.5pt solid #000000" fo:border-bottom="1.5pt solid #000000">
        <style:background-image/>
      </style:table-cell-properties>
    </style:style>
    <style:style style:name="Таблица1.C1" style:family="table-cell">
      <style:table-cell-properties style:vertical-align="middle" fo:background-color="#dddddd" fo:padding-left="0.191cm" fo:padding-right="0.191cm" fo:padding-top="0.097cm" fo:padding-bottom="0.097cm" fo:border="1.5pt solid #000000">
        <style:background-image/>
      </style:table-cell-properties>
    </style:style>
    <style:style style:name="Таблица1.D1" style:family="table-cell">
      <style:table-cell-properties style:vertical-align="middle" fo:background-color="#dddddd" fo:padding-left="0.191cm" fo:padding-right="0.191cm" fo:padding-top="0.049cm" fo:padding-bottom="0.049cm" fo:border-left="0.5pt solid #000000" fo:border-right="1.5pt solid #000000" fo:border-top="1.5pt solid #000000" fo:border-bottom="1.5pt solid #000000">
        <style:background-image/>
      </style:table-cell-properties>
    </style:style>
    <style:style style:name="Таблица1.A2" style:family="table-cell">
      <style:table-cell-properties style:vertical-align="middle" fo:background-color="#ccc0d8" fo:padding-left="0.191cm" fo:padding-right="0.191cm" fo:padding-top="0.097cm" fo:padding-bottom="0.097cm" fo:border="1.5pt solid #000000">
        <style:background-image/>
      </style:table-cell-properties>
    </style:style>
    <style:style style:name="Таблица1.B2" style:family="table-cell">
      <style:table-cell-properties style:vertical-align="middle" fo:background-color="#ccc0d8" fo:padding-left="0.191cm" fo:padding-right="0.191cm" fo:padding-top="0.097cm" fo:padding-bottom="0.097cm" fo:border-left="1.5pt solid #000000" fo:border-right="1.5pt solid #000000" fo:border-top="1.5pt solid #000000" fo:border-bottom="0.5pt solid #000000">
        <style:background-image/>
      </style:table-cell-properties>
    </style:style>
    <style:style style:name="Таблица1.C2" style:family="table-cell">
      <style:table-cell-properties style:vertical-align="middle" fo:background-color="#ccc0d8" fo:padding-left="0.191cm" fo:padding-right="0.191cm" fo:padding-top="0.049cm" fo:padding-bottom="0.049cm" fo:border-left="1.5pt solid #000000" fo:border-right="1pt solid #000000" fo:border-top="1.5pt solid #000000" fo:border-bottom="1pt solid #000000">
        <style:background-image/>
      </style:table-cell-properties>
    </style:style>
    <style:style style:name="Таблица1.D2" style:family="table-cell">
      <style:table-cell-properties style:vertical-align="middle" fo:background-color="#ccc0d8" fo:padding-left="0.191cm" fo:padding-right="0.191cm" fo:padding-top="0.049cm" fo:padding-bottom="0.049cm" fo:border-left="1pt solid #000000" fo:border-right="1.5pt solid #000000" fo:border-top="1.5pt solid #000000" fo:border-bottom="1pt solid #000000">
        <style:background-image/>
      </style:table-cell-properties>
    </style:style>
    <style:style style:name="Таблица1.B3" style:family="table-cell">
      <style:table-cell-properties style:vertical-align="middle" fo:background-color="#ccc0d8" fo:padding-left="0.191cm" fo:padding-right="0.191cm" fo:padding-top="0.097cm" fo:padding-bottom="0.097cm" fo:border-left="1.5pt solid #000000" fo:border-right="1.5pt solid #000000" fo:border-top="0.5pt solid #000000" fo:border-bottom="0.5pt solid #000000">
        <style:background-image/>
      </style:table-cell-properties>
    </style:style>
    <style:style style:name="Таблица1.C3" style:family="table-cell">
      <style:table-cell-properties style:vertical-align="middle" fo:background-color="#ccc0d8" fo:padding-left="0.191cm" fo:padding-right="0.191cm" fo:padding-top="0.049cm" fo:padding-bottom="0.049cm" fo:border-left="1.5pt solid #000000" fo:border-right="1.5pt solid #000000" fo:border-top="1pt solid #000000" fo:border-bottom="1pt solid #000000">
        <style:background-image/>
      </style:table-cell-properties>
    </style:style>
    <style:style style:name="Таблица1.C4" style:family="table-cell">
      <style:table-cell-properties style:vertical-align="middle" fo:background-color="#ccc0d8" fo:padding-left="0.191cm" fo:padding-right="0.191cm" fo:padding-top="0.049cm" fo:padding-bottom="0.049cm" fo:border-left="1.5pt solid #000000" fo:border-right="1pt solid #000000" fo:border-top="1pt solid #000000" fo:border-bottom="1pt solid #000000">
        <style:background-image/>
      </style:table-cell-properties>
    </style:style>
    <style:style style:name="Таблица1.D4" style:family="table-cell">
      <style:table-cell-properties style:vertical-align="middle" fo:background-color="#ccc0d8" fo:padding-left="0.191cm" fo:padding-right="0.191cm" fo:padding-top="0.049cm" fo:padding-bottom="0.049cm" fo:border-left="1pt solid #000000" fo:border-right="1.5pt solid #000000" fo:border-top="1pt solid #000000" fo:border-bottom="1pt solid #000000">
        <style:background-image/>
      </style:table-cell-properties>
    </style:style>
    <style:style style:name="Таблица1.B5" style:family="table-cell">
      <style:table-cell-properties style:vertical-align="middle" fo:background-color="#ccc0d8" fo:padding-left="0.191cm" fo:padding-right="0.191cm" fo:padding-top="0.097cm" fo:padding-bottom="0.097cm" fo:border-left="1.5pt solid #000000" fo:border-right="1.5pt solid #000000" fo:border-top="0.5pt solid #000000" fo:border-bottom="1.5pt solid #000000">
        <style:background-image/>
      </style:table-cell-properties>
    </style:style>
    <style:style style:name="Таблица1.C5" style:family="table-cell">
      <style:table-cell-properties style:vertical-align="middle" fo:background-color="#ccc0d8" fo:padding-left="0.191cm" fo:padding-right="0.191cm" fo:padding-top="0.049cm" fo:padding-bottom="0.049cm" fo:border-left="1.5pt solid #000000" fo:border-right="1pt solid #000000" fo:border-top="1pt solid #000000" fo:border-bottom="1.5pt solid #000000">
        <style:background-image/>
      </style:table-cell-properties>
    </style:style>
    <style:style style:name="Таблица1.D5" style:family="table-cell">
      <style:table-cell-properties style:vertical-align="middle" fo:background-color="#ccc0d8" fo:padding-left="0.191cm" fo:padding-right="0.191cm" fo:padding-top="0.049cm" fo:padding-bottom="0.049cm" fo:border-left="1pt solid #000000" fo:border-right="1.5pt solid #000000" fo:border-top="1pt solid #000000" fo:border-bottom="1.5pt solid #000000">
        <style:background-image/>
      </style:table-cell-properties>
    </style:style>
    <style:style style:name="Таблица1.A6" style:family="table-cell">
      <style:table-cell-properties style:vertical-align="middle" fo:background-color="#ded9c3" fo:padding-left="0.191cm" fo:padding-right="0.191cm" fo:padding-top="0.049cm" fo:padding-bottom="0.049cm" fo:border-left="1.5pt solid #000000" fo:border-right="1.5pt solid #000000" fo:border-top="0.5pt solid #000000" fo:border-bottom="0.5pt solid #000000">
        <style:background-image/>
      </style:table-cell-properties>
    </style:style>
    <style:style style:name="Таблица1.B6" style:family="table-cell">
      <style:table-cell-properties style:vertical-align="middle" fo:background-color="#ded9c3" fo:padding-left="0.191cm" fo:padding-right="0.191cm" fo:padding-top="0.097cm" fo:padding-bottom="0.097cm" fo:border-left="1.5pt solid #000000" fo:border-right="1.5pt solid #000000" fo:border-top="1.5pt solid #000000" fo:border-bottom="0.5pt solid #000000">
        <style:background-image/>
      </style:table-cell-properties>
    </style:style>
    <style:style style:name="Таблица1.C6" style:family="table-cell">
      <style:table-cell-properties style:vertical-align="middle" fo:background-color="#ded9c3" fo:padding-left="0.191cm" fo:padding-right="0.191cm" fo:padding-top="0.097cm" fo:padding-bottom="0.097cm" fo:border-left="1.5pt solid #000000" fo:border-right="1.5pt solid #000000" fo:border-top="1.5pt solid #000000" fo:border-bottom="1pt solid #000000">
        <style:background-image/>
      </style:table-cell-properties>
    </style:style>
    <style:style style:name="Таблица1.B7" style:family="table-cell">
      <style:table-cell-properties style:vertical-align="middle" fo:background-color="#ded9c3" fo:padding-left="0.191cm" fo:padding-right="0.191cm" fo:padding-top="0.097cm" fo:padding-bottom="0.097cm" fo:border="none">
        <style:background-image/>
      </style:table-cell-properties>
    </style:style>
    <style:style style:name="Таблица1.C7" style:family="table-cell">
      <style:table-cell-properties style:vertical-align="middle" fo:background-color="#ded9c3" fo:padding-left="0.191cm" fo:padding-right="0.191cm" fo:padding-top="0.097cm" fo:padding-bottom="0.097cm" fo:border-left="1.5pt solid #000000" fo:border-right="1pt solid #000000" fo:border-top="1pt solid #000000" fo:border-bottom="1pt solid #000000">
        <style:background-image/>
      </style:table-cell-properties>
    </style:style>
    <style:style style:name="Таблица1.D7" style:family="table-cell">
      <style:table-cell-properties style:vertical-align="middle" fo:background-color="#ded9c3" fo:padding-left="0.191cm" fo:padding-right="0.191cm" fo:padding-top="0.097cm" fo:padding-bottom="0.097cm" fo:border-left="1pt solid #000000" fo:border-right="1.5pt solid #000000" fo:border-top="1pt solid #000000" fo:border-bottom="1pt solid #000000">
        <style:background-image/>
      </style:table-cell-properties>
    </style:style>
    <style:style style:name="Таблица1.B9" style:family="table-cell">
      <style:table-cell-properties style:vertical-align="middle" fo:background-color="#ded9c3" fo:padding-left="0.191cm" fo:padding-right="0.191cm" fo:padding-top="0.049cm" fo:padding-bottom="0.049cm" fo:border-left="1.5pt solid #000000" fo:border-right="1.5pt solid #000000" fo:border-top="0.5pt solid #000000" fo:border-bottom="1.5pt solid #000000">
        <style:background-image/>
      </style:table-cell-properties>
    </style:style>
    <style:style style:name="Таблица1.C9" style:family="table-cell">
      <style:table-cell-properties style:vertical-align="middle" fo:background-color="#ded9c3" fo:padding-left="0.191cm" fo:padding-right="0.191cm" fo:padding-top="0.097cm" fo:padding-bottom="0.097cm" fo:border-left="1.5pt solid #000000" fo:border-right="1.5pt solid #000000" fo:border-top="1pt solid #000000" fo:border-bottom="1.5pt solid #000000">
        <style:background-image/>
      </style:table-cell-properties>
    </style:style>
    <style:style style:name="Таблица1.A10" style:family="table-cell">
      <style:table-cell-properties style:vertical-align="middle" fo:background-color="#c2d69b" fo:padding-left="0.191cm" fo:padding-right="0.191cm" fo:padding-top="0.097cm" fo:padding-bottom="0.097cm" fo:border="1.5pt solid #000000">
        <style:background-image/>
      </style:table-cell-properties>
    </style:style>
    <style:style style:name="Таблица1.B10" style:family="table-cell">
      <style:table-cell-properties style:vertical-align="middle" fo:background-color="#c2d69b" fo:padding-left="0.191cm" fo:padding-right="0.191cm" fo:padding-top="0.097cm" fo:padding-bottom="0.097cm" fo:border-left="1.5pt solid #000000" fo:border-right="1.5pt solid #000000" fo:border-top="1.5pt solid #000000" fo:border-bottom="0.5pt solid #000000">
        <style:background-image/>
      </style:table-cell-properties>
    </style:style>
    <style:style style:name="Таблица1.C10" style:family="table-cell">
      <style:table-cell-properties style:vertical-align="middle" fo:background-color="#c2d69b" fo:padding-left="0.191cm" fo:padding-right="0.191cm" fo:padding-top="0.097cm" fo:padding-bottom="0.097cm" fo:border-left="1.5pt solid #000000" fo:border-right="1pt solid #000000" fo:border-top="1.5pt solid #000000" fo:border-bottom="1pt solid #000000">
        <style:background-image/>
      </style:table-cell-properties>
    </style:style>
    <style:style style:name="Таблица1.D10" style:family="table-cell">
      <style:table-cell-properties style:vertical-align="middle" fo:background-color="#c2d69b" fo:padding-left="0.191cm" fo:padding-right="0.191cm" fo:padding-top="0.097cm" fo:padding-bottom="0.097cm" fo:border-left="1pt solid #000000" fo:border-right="1.5pt solid #000000" fo:border-top="1.5pt solid #000000" fo:border-bottom="1pt solid #000000">
        <style:background-image/>
      </style:table-cell-properties>
    </style:style>
    <style:style style:name="Таблица1.B11" style:family="table-cell">
      <style:table-cell-properties style:vertical-align="middle" fo:background-color="#c2d69b" fo:padding-left="0.191cm" fo:padding-right="0.191cm" fo:padding-top="0.097cm" fo:padding-bottom="0.097cm" fo:border-left="1.5pt solid #000000" fo:border-right="1.5pt solid #000000" fo:border-top="none" fo:border-bottom="0.5pt solid #000000">
        <style:background-image/>
      </style:table-cell-properties>
    </style:style>
    <style:style style:name="Таблица1.C11" style:family="table-cell">
      <style:table-cell-properties style:vertical-align="middle" fo:background-color="#c2d69b" fo:padding-left="0.191cm" fo:padding-right="0.191cm" fo:padding-top="0.097cm" fo:padding-bottom="0.097cm" fo:border-left="1.5pt solid #000000" fo:border-right="1pt solid #000000" fo:border-top="none" fo:border-bottom="1pt solid #000000">
        <style:background-image/>
      </style:table-cell-properties>
    </style:style>
    <style:style style:name="Таблица1.D11" style:family="table-cell">
      <style:table-cell-properties style:vertical-align="middle" fo:background-color="#c2d69b" fo:padding-left="0.191cm" fo:padding-right="0.191cm" fo:padding-top="0.097cm" fo:padding-bottom="0.097cm" fo:border-left="1pt solid #000000" fo:border-right="1.5pt solid #000000" fo:border-top="none" fo:border-bottom="1pt solid #000000">
        <style:background-image/>
      </style:table-cell-properties>
    </style:style>
    <style:style style:name="Таблица1.B12" style:family="table-cell">
      <style:table-cell-properties style:vertical-align="middle" fo:background-color="#c2d69b" fo:padding-left="0.191cm" fo:padding-right="0.191cm" fo:padding-top="0.097cm" fo:padding-bottom="0.097cm" fo:border-left="1.5pt solid #000000" fo:border-right="1.5pt solid #000000" fo:border-top="0.5pt solid #000000" fo:border-bottom="0.5pt solid #000000">
        <style:background-image/>
      </style:table-cell-properties>
    </style:style>
    <style:style style:name="Таблица1.C12" style:family="table-cell">
      <style:table-cell-properties style:vertical-align="middle" fo:background-color="#c2d69b" fo:padding-left="0.191cm" fo:padding-right="0.191cm" fo:padding-top="0.097cm" fo:padding-bottom="0.097cm" fo:border-left="1.5pt solid #000000" fo:border-right="1pt solid #000000" fo:border-top="1pt solid #000000" fo:border-bottom="1pt solid #000000">
        <style:background-image/>
      </style:table-cell-properties>
    </style:style>
    <style:style style:name="Таблица1.D12" style:family="table-cell">
      <style:table-cell-properties style:vertical-align="middle" fo:background-color="#c2d69b" fo:padding-left="0.191cm" fo:padding-right="0.191cm" fo:padding-top="0.097cm" fo:padding-bottom="0.097cm" fo:border-left="1pt solid #000000" fo:border-right="1.5pt solid #000000" fo:border-top="1pt solid #000000" fo:border-bottom="1pt solid #000000">
        <style:background-image/>
      </style:table-cell-properties>
    </style:style>
    <style:style style:name="Таблица1.B13" style:family="table-cell">
      <style:table-cell-properties style:vertical-align="middle" fo:background-color="#c2d69b" fo:padding-left="0.191cm" fo:padding-right="0.191cm" fo:padding-top="0.097cm" fo:padding-bottom="0.097cm" fo:border-left="1.5pt solid #000000" fo:border-right="1.5pt solid #000000" fo:border-top="0.5pt solid #000000" fo:border-bottom="1.5pt solid #000000">
        <style:background-image/>
      </style:table-cell-properties>
    </style:style>
    <style:style style:name="Таблица1.C13" style:family="table-cell">
      <style:table-cell-properties style:vertical-align="middle" fo:background-color="#c2d69b" fo:padding-left="0.191cm" fo:padding-right="0.191cm" fo:padding-top="0.097cm" fo:padding-bottom="0.097cm" fo:border-left="1.5pt solid #000000" fo:border-right="1pt solid #000000" fo:border-top="1pt solid #000000" fo:border-bottom="1.5pt solid #000000">
        <style:background-image/>
      </style:table-cell-properties>
    </style:style>
    <style:style style:name="Таблица1.D13" style:family="table-cell">
      <style:table-cell-properties style:vertical-align="middle" fo:background-color="#c2d69b" fo:padding-left="0.191cm" fo:padding-right="0.191cm" fo:padding-top="0.097cm" fo:padding-bottom="0.097cm" fo:border-left="1pt solid #000000" fo:border-right="1.5pt solid #000000" fo:border-top="1pt solid #000000" fo:border-bottom="1.5pt solid #000000">
        <style:background-image/>
      </style:table-cell-properties>
    </style:style>
    <style:style style:name="Таблица1.A14" style:family="table-cell">
      <style:table-cell-properties style:vertical-align="middle" fo:background-color="#c7d9f1" fo:padding-left="0.191cm" fo:padding-right="0.191cm" fo:padding-top="0.049cm" fo:padding-bottom="0.049cm" fo:border-left="1.5pt solid #000000" fo:border-right="1.5pt solid #000000" fo:border-top="0.5pt solid #000000" fo:border-bottom="0.5pt solid #000000">
        <style:background-image/>
      </style:table-cell-properties>
    </style:style>
    <style:style style:name="Таблица1.B14" style:family="table-cell">
      <style:table-cell-properties style:vertical-align="middle" fo:background-color="#c7d9f1" fo:padding-left="0.191cm" fo:padding-right="0.191cm" fo:padding-top="0.097cm" fo:padding-bottom="0.097cm" fo:border="1.5pt solid #000000">
        <style:background-image/>
      </style:table-cell-properties>
    </style:style>
    <style:style style:name="Таблица1.C14" style:family="table-cell">
      <style:table-cell-properties style:vertical-align="middle" fo:background-color="#c7d9f1" fo:padding-left="0.191cm" fo:padding-right="0.191cm" fo:padding-top="0.097cm" fo:padding-bottom="0.097cm" fo:border-left="1.5pt solid #000000" fo:border-right="1pt solid #000000" fo:border-top="1.5pt solid #000000" fo:border-bottom="1pt solid #000000">
        <style:background-image/>
      </style:table-cell-properties>
    </style:style>
    <style:style style:name="Таблица1.D14" style:family="table-cell">
      <style:table-cell-properties style:vertical-align="middle" fo:background-color="#c7d9f1" fo:padding-left="0.191cm" fo:padding-right="0.191cm" fo:padding-top="0.097cm" fo:padding-bottom="0.097cm" fo:border-left="1pt solid #000000" fo:border-right="1.5pt solid #000000" fo:border-top="1.5pt solid #000000" fo:border-bottom="1pt solid #000000">
        <style:background-image/>
      </style:table-cell-properties>
    </style:style>
    <style:style style:name="Таблица1.C15" style:family="table-cell">
      <style:table-cell-properties style:vertical-align="middle" fo:background-color="#c7d9f1" fo:padding-left="0.191cm" fo:padding-right="0.191cm" fo:padding-top="0.097cm" fo:padding-bottom="0.097cm" fo:border-left="1.5pt solid #000000" fo:border-right="1pt solid #000000" fo:border-top="1pt solid #000000" fo:border-bottom="1pt solid #000000">
        <style:background-image/>
      </style:table-cell-properties>
    </style:style>
    <style:style style:name="Таблица1.D15" style:family="table-cell">
      <style:table-cell-properties style:vertical-align="middle" fo:background-color="#c7d9f1" fo:padding-left="0.191cm" fo:padding-right="0.191cm" fo:padding-top="0.097cm" fo:padding-bottom="0.097cm" fo:border-left="1pt solid #000000" fo:border-right="1.5pt solid #000000" fo:border-top="1pt solid #000000" fo:border-bottom="1pt solid #000000">
        <style:background-image/>
      </style:table-cell-properties>
    </style:style>
    <style:style style:name="Таблица1.C16" style:family="table-cell">
      <style:table-cell-properties style:vertical-align="middle" fo:background-color="#c7d9f1" fo:padding-left="0.191cm" fo:padding-right="0.191cm" fo:padding-top="0.097cm" fo:padding-bottom="0.097cm" fo:border-left="1.5pt solid #000000" fo:border-right="1.5pt solid #000000" fo:border-top="1pt solid #000000" fo:border-bottom="1pt solid #000000">
        <style:background-image/>
      </style:table-cell-properties>
    </style:style>
    <style:style style:name="Таблица1.B17" style:family="table-cell">
      <style:table-cell-properties style:vertical-align="middle" fo:background-color="#c7d9f1" fo:padding-left="0.191cm" fo:padding-right="0.191cm" fo:padding-top="0.049cm" fo:padding-bottom="0.049cm" fo:border-left="1.5pt solid #000000" fo:border-right="1.5pt solid #000000" fo:border-top="0.5pt solid #000000" fo:border-bottom="1.5pt solid #000000">
        <style:background-image/>
      </style:table-cell-properties>
    </style:style>
    <style:style style:name="Таблица1.C17" style:family="table-cell">
      <style:table-cell-properties style:vertical-align="middle" fo:background-color="#c7d9f1" fo:padding-left="0.191cm" fo:padding-right="0.191cm" fo:padding-top="0.097cm" fo:padding-bottom="0.097cm" fo:border-left="1.5pt solid #000000" fo:border-right="1.5pt solid #000000" fo:border-top="1pt solid #000000" fo:border-bottom="1.5pt solid #000000">
        <style:background-image/>
      </style:table-cell-properties>
    </style:style>
    <style:style style:name="Таблица1.A18" style:family="table-cell">
      <style:table-cell-properties style:vertical-align="middle" fo:background-color="#fbd4b3" fo:padding="0.097cm" fo:border="1.5pt solid #000000">
        <style:background-image/>
      </style:table-cell-properties>
    </style:style>
    <style:style style:name="Таблица1.B18" style:family="table-cell">
      <style:table-cell-properties style:vertical-align="middle" fo:background-color="#fbd4b3" fo:padding="0.097cm" fo:border-left="1.5pt solid #000000" fo:border-right="1.5pt solid #000000" fo:border-top="1.5pt solid #000000" fo:border-bottom="0.5pt solid #000000">
        <style:background-image/>
      </style:table-cell-properties>
    </style:style>
    <style:style style:name="Таблица1.C18" style:family="table-cell">
      <style:table-cell-properties style:vertical-align="middle" fo:background-color="#fbd4b3" fo:padding-left="0.191cm" fo:padding-right="0.191cm" fo:padding-top="0.097cm" fo:padding-bottom="0.097cm" fo:border-left="1.5pt solid #000000" fo:border-right="1.5pt solid #000000" fo:border-top="1.5pt solid #000000" fo:border-bottom="1pt solid #000000">
        <style:background-image/>
      </style:table-cell-properties>
    </style:style>
    <style:style style:name="Таблица1.B19" style:family="table-cell">
      <style:table-cell-properties style:vertical-align="middle" fo:background-color="#fbd4b3" fo:padding="0.097cm" fo:border-left="1.5pt solid #000000" fo:border-right="1.5pt solid #000000" fo:border-top="0.5pt solid #000000" fo:border-bottom="1.5pt solid #000000">
        <style:background-image/>
      </style:table-cell-properties>
    </style:style>
    <style:style style:name="Таблица1.C19" style:family="table-cell">
      <style:table-cell-properties style:vertical-align="middle" fo:background-color="#fbd4b3" fo:padding-left="0.191cm" fo:padding-right="0.191cm" fo:padding-top="0.097cm" fo:padding-bottom="0.097cm" fo:border-left="1.5pt solid #000000" fo:border-right="1pt solid #000000" fo:border-top="1pt solid #000000" fo:border-bottom="1.5pt solid #000000">
        <style:background-image/>
      </style:table-cell-properties>
    </style:style>
    <style:style style:name="Таблица1.D19" style:family="table-cell">
      <style:table-cell-properties style:vertical-align="middle" fo:background-color="#fbd4b3" fo:padding-left="0.191cm" fo:padding-right="0.191cm" fo:padding-top="0.097cm" fo:padding-bottom="0.097cm" fo:border-left="1pt solid #000000" fo:border-right="1.5pt solid #000000" fo:border-top="1pt solid #000000" fo:border-bottom="1.5pt solid #000000">
        <style:background-image/>
      </style:table-cell-properties>
    </style:style>
    <style:style style:name="P1" style:family="paragraph" style:parent-style-name="Standard">
      <style:text-properties style:font-name="Ubuntu"/>
    </style:style>
    <style:style style:name="P2" style:family="paragraph" style:parent-style-name="Table_20_Contents">
      <style:paragraph-properties fo:margin-top="0cm" fo:margin-bottom="0cm" style:contextual-spacing="false" fo:padding="0cm" fo:border="none"/>
      <style:text-properties style:font-name="Roboto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color="#000000" loext:opacity="100%" style:font-name="Roboto"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margin-left="0.199cm" fo:margin-right="0.199cm" fo:margin-top="0cm" fo:margin-bottom="0cm" style:contextual-spacing="false" fo:text-align="center" style:justify-single-word="false" fo:text-indent="0cm" style:auto-text-indent="false" fo:padding="0cm" fo:border="none"/>
      <style:text-properties fo:color="#000000" loext:opacity="100%" style:font-name="Roboto" fo:font-size="13pt" style:font-size-asian="13pt" style:font-size-complex="13pt" style:text-rotation-angle="90" style:text-rotation-scale="line-height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style:font-name="Roboto" fo:font-size="13pt" style:font-size-asian="13pt" style:font-size-complex="13pt"/>
    </style:style>
    <style:style style:name="P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 fo:padding="0cm" fo:border="none"/>
      <style:text-properties style:font-name="Roboto" fo:font-size="12pt" style:font-size-asian="12pt" style:font-size-complex="12pt"/>
    </style:style>
    <style:style style:name="P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 fo:padding="0cm" fo:border="none"/>
      <style:text-properties fo:color="#000000" loext:opacity="100%" style:font-name="Roboto" fo:font-size="12pt" style:font-size-asian="12pt" style:font-size-complex="12pt"/>
    </style:style>
    <style:style style:name="P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 fo:padding="0cm" fo:border="none"/>
      <style:text-properties fo:color="#000000" loext:opacity="100%" style:font-name="Roboto" fo:font-size="12pt" fo:font-weight="bold" style:font-size-asian="12pt" style:font-size-complex="12pt"/>
    </style:style>
    <style:style style:name="P9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 fo:padding="0cm" fo:border="none"/>
      <style:text-properties fo:color="#000000" loext:opacity="100%" style:font-name="Roboto" fo:font-size="12pt" fo:language="ru" fo:country="RU" fo:font-weight="normal" officeooo:rsid="001753de" officeooo:paragraph-rsid="001753de" style:font-size-asian="12pt" style:font-weight-asian="normal" style:font-size-complex="12pt" style:font-weight-complex="normal"/>
    </style:style>
    <style:style style:name="P10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 fo:padding="0cm" fo:border="none"/>
      <style:text-properties fo:color="#000000" loext:opacity="100%" style:font-name="Roboto" fo:font-size="12pt" fo:language="ru" fo:country="RU" fo:font-weight="bold" officeooo:rsid="001753de" officeooo:paragraph-rsid="001753de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3pt" officeooo:rsid="0014bf9d" officeooo:paragraph-rsid="0014bf9d" style:font-size-asian="13pt" style:font-size-complex="13pt" style:text-rotation-angle="90" style:text-rotation-scale="line-height"/>
    </style:style>
    <style:style style:name="P1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 fo:padding="0cm" fo:border="none"/>
      <style:text-properties fo:color="#000000" loext:opacity="100%" style:font-name="Roboto" fo:font-size="12pt" fo:font-weight="bold" officeooo:rsid="001753de" officeooo:paragraph-rsid="001753de" style:font-size-asian="12pt" style:font-weight-asian="bold" style:font-size-complex="12pt" style:font-weight-complex="bold"/>
    </style:style>
    <style:style style:name="P1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 fo:padding="0cm" fo:border="none"/>
      <style:text-properties fo:color="#000000" loext:opacity="100%" style:font-name="Roboto" fo:font-size="12pt" officeooo:paragraph-rsid="001753de" style:font-size-asian="12pt" style:font-size-complex="12pt"/>
    </style:style>
    <style:style style:name="P1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 fo:padding="0cm" fo:border="none"/>
      <style:text-properties fo:color="#000000" loext:opacity="100%" style:font-name="Roboto" fo:font-size="12pt" fo:font-weight="bold" officeooo:paragraph-rsid="001753de" style:font-size-asian="12pt" style:font-size-complex="12pt"/>
    </style:style>
    <style:style style:name="P1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 fo:padding="0cm" fo:border="none"/>
      <style:text-properties fo:color="#000000" loext:opacity="100%" style:font-name="Roboto" fo:font-size="12pt" fo:font-weight="bold" officeooo:paragraph-rsid="001b9dbf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Roboto" fo:font-size="13pt" officeooo:rsid="001393bf" officeooo:paragraph-rsid="001393bf" style:font-size-asian="13pt" style:font-size-complex="13pt" style:text-rotation-angle="90" style:text-rotation-scale="line-height"/>
    </style:style>
    <style:style style:name="P17" style:family="paragraph" style:parent-style-name="Text_20_body">
      <style:paragraph-properties fo:margin-top="0cm" fo:margin-bottom="0.353cm" style:contextual-spacing="false" fo:padding="0cm" fo:border="none"/>
      <style:text-properties style:font-name="Ubuntu"/>
    </style:style>
    <style:style style:name="T1" style:family="text">
      <style:text-properties fo:color="#000000" loext:opacity="100%" fo:font-weight="bold"/>
    </style:style>
    <style:style style:name="T2" style:family="text">
      <style:text-properties fo:color="#000000" loext:opacity="100%" style:text-position="super 58%" fo:font-weight="bold"/>
    </style:style>
    <style:style style:name="T3" style:family="text">
      <style:text-properties fo:color="#000000" loext:opacity="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753de"/>
    </style:style>
    <style:style style:name="T6" style:family="text">
      <style:text-properties fo:color="#000000" loext:opacity="100%" style:text-position="super 58%"/>
    </style:style>
    <style:style style:name="T7" style:family="text">
      <style:text-properties officeooo:rsid="001b9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B1" office:value-type="string">
            <text:p text:style-name="P3">Время</text:p>
          </table:table-cell>
          <table:table-cell table:style-name="Таблица1.C1" office:value-type="string">
            <text:p text:style-name="P3">Числитель</text:p>
          </table:table-cell>
          <table:table-cell table:style-name="Таблица1.D1" office:value-type="string">
            <text:p text:style-name="P3">Знаменатель</text:p>
          </table:table-cell>
        </table:table-row>
        <table:table-row>
          <table:table-cell table:style-name="Таблица1.A2" table:number-rows-spanned="4" office:value-type="string">
            <text:p text:style-name="P4">Понедельник</text:p>
          </table:table-cell>
          <table:table-cell table:style-name="Таблица1.B2" office:value-type="string">
            <text:p text:style-name="P5"><text:span text:style-name="T1">8</text:span><text:span text:style-name="T2">10</text:span><text:span text:style-name="T3"> </text:span><text:span text:style-name="T1">- 9</text:span><text:span text:style-name="T2">45</text:span></text:p>
          </table:table-cell>
          <table:table-cell table:style-name="Таблица1.C2" office:value-type="string">
            <text:p text:style-name="P6"/>
          </table:table-cell>
          <table:table-cell table:style-name="Таблица1.D2" office:value-type="string">
            <text:p text:style-name="P6"><text:span text:style-name="T1">Лек.</text:span><text:span text:style-name="T3"> Алгоритмические языки и программирование</text:span></text:p>
            <text:p text:style-name="P7">доц. Дмитриева Татьяна Александровна</text:p>
            <text:p text:style-name="P8">302 С</text:p>
          </table:table-cell>
        </table:table-row>
        <table:table-row>
          <table:covered-table-cell table:style-name="Таблица1.A2"/>
          <table:table-cell table:style-name="Таблица1.B3" office:value-type="string">
            <text:p text:style-name="P5"><text:span text:style-name="T1">9</text:span><text:span text:style-name="T2">55</text:span><text:span text:style-name="T3"> </text:span><text:span text:style-name="T1">- 11</text:span><text:span text:style-name="T2">30</text:span></text:p>
          </table:table-cell>
          <table:table-cell table:style-name="Таблица1.C3" table:number-columns-spanned="2" office:value-type="string">
            <text:p text:style-name="P6"><text:span text:style-name="T1">Лек.</text:span><text:span text:style-name="T3"> Физика</text:span></text:p>
            <text:p text:style-name="P9">проф. Дубков Михаил Викторович</text:p>
            <text:p text:style-name="P10">358 С</text:p>
          </table:table-cell>
          <table:covered-table-cell/>
        </table:table-row>
        <table:table-row>
          <table:covered-table-cell table:style-name="Таблица1.A2"/>
          <table:table-cell table:style-name="Таблица1.B3" office:value-type="string">
            <text:p text:style-name="P5"><text:span text:style-name="T1">11</text:span><text:span text:style-name="T2">40</text:span><text:span text:style-name="T1"> - 13</text:span><text:span text:style-name="T2">15</text:span></text:p>
          </table:table-cell>
          <table:table-cell table:style-name="Таблица1.C4" office:value-type="string">
            <text:p text:style-name="P6"><text:span text:style-name="T1">Лек.</text:span><text:span text:style-name="T3"> Высшая математика</text:span></text:p>
            <text:p text:style-name="P7">доц. Купцов Михаил Иванович</text:p>
            <text:p text:style-name="P8">333 C</text:p>
          </table:table-cell>
          <table:table-cell table:style-name="Таблица1.D4" office:value-type="string">
            <text:p text:style-name="P6"><text:span text:style-name="T1">Лаб.</text:span><text:span text:style-name="T3"> Физика</text:span></text:p>
            <text:p text:style-name="P7">доц. Иваников Александр Сергеевич</text:p>
            <text:p text:style-name="P7">доц. Малютин Александр Евгеньевич</text:p>
            <text:p text:style-name="P8">355 С</text:p>
          </table:table-cell>
        </table:table-row>
        <table:table-row>
          <table:covered-table-cell table:style-name="Таблица1.A2"/>
          <table:table-cell table:style-name="Таблица1.B5" office:value-type="string">
            <text:p text:style-name="P5"><text:span text:style-name="T1">13</text:span><text:span text:style-name="T2">35</text:span><text:span text:style-name="T3"> </text:span><text:span text:style-name="T1">- 15</text:span><text:span text:style-name="T2">10</text:span></text:p>
          </table:table-cell>
          <table:table-cell table:style-name="Таблица1.C5" office:value-type="string">
            <text:p text:style-name="P6"><text:span text:style-name="T1">Лаб.</text:span><text:span text:style-name="T3"> Алгоритмические языки и программирование</text:span></text:p>
            <text:p text:style-name="P7">ас. Бурмистров Александр Сергеевич</text:p>
            <text:p text:style-name="P7">ас. Щенёва Юлия Борисовна</text:p>
            <text:p text:style-name="P8">206-3 С</text:p>
          </table:table-cell>
          <table:table-cell table:style-name="Таблица1.D5" office:value-type="string">
            <text:p text:style-name="P6"><text:span text:style-name="T1">Лек.</text:span><text:span text:style-name="T3"> Высшая математика</text:span></text:p>
            <text:p text:style-name="P7">доц. Купцов Михаил Иванович</text:p>
            <text:p text:style-name="P8">324 C</text:p>
          </table:table-cell>
        </table:table-row>
        <table:table-row>
          <table:table-cell table:style-name="Таблица1.A6" table:number-rows-spanned="4" office:value-type="string">
            <text:p text:style-name="P4">Вторник</text:p>
          </table:table-cell>
          <table:table-cell table:style-name="Таблица1.B6" office:value-type="string">
            <text:p text:style-name="P5"><text:span text:style-name="T1">8</text:span><text:span text:style-name="T2">10</text:span><text:span text:style-name="T3"> </text:span><text:span text:style-name="T1">- 9</text:span><text:span text:style-name="T2">45</text:span></text:p>
          </table:table-cell>
          <table:table-cell table:style-name="Таблица1.C6" table:number-columns-spanned="2" office:value-type="string">
            <text:p text:style-name="P7">Физическая культура и спорт</text:p>
          </table:table-cell>
          <table:covered-table-cell/>
        </table:table-row>
        <table:table-row>
          <table:covered-table-cell table:style-name="Таблица1.A6"/>
          <table:table-cell table:style-name="Таблица1.B7" office:value-type="string">
            <text:p text:style-name="P5"><text:span text:style-name="T1">9</text:span><text:span text:style-name="T2">55</text:span><text:span text:style-name="T3"> </text:span><text:span text:style-name="T1">- 11</text:span><text:span text:style-name="T2">30</text:span></text:p>
          </table:table-cell>
          <table:table-cell table:style-name="Таблица1.C7" office:value-type="string">
            <text:p text:style-name="P6"><text:span text:style-name="T1">Пр.</text:span><text:span text:style-name="T3"> Физика</text:span></text:p>
            <text:p text:style-name="P7">доц. Малютин Александр Евгеньевич</text:p>
            <text:p text:style-name="P8">441 С</text:p>
          </table:table-cell>
          <table:table-cell table:style-name="Таблица1.D7" office:value-type="string">
            <text:p text:style-name="P6"><text:span text:style-name="T1">Лек. </text:span><text:span text:style-name="T3">Утилиты разработки программного обеспечения</text:span></text:p>
            <text:p text:style-name="P7">доц. Ефимов Алексей Игоревич</text:p>
            <text:p text:style-name="P8">267 С</text:p>
          </table:table-cell>
        </table:table-row>
        <table:table-row>
          <table:covered-table-cell table:style-name="Таблица1.A6"/>
          <table:table-cell table:style-name="Таблица1.A6" office:value-type="string">
            <text:p text:style-name="P5"><text:span text:style-name="T1">11</text:span><text:span text:style-name="T2">40</text:span><text:span text:style-name="T1"> - 13</text:span><text:span text:style-name="T2">15</text:span></text:p>
          </table:table-cell>
          <table:table-cell table:style-name="Таблица1.C7" office:value-type="string">
            <text:p text:style-name="P6"><text:span text:style-name="T1">Лек.</text:span><text:span text:style-name="T3"> Высшая математика</text:span></text:p>
            <text:p text:style-name="P7">доц. Купцов Михаил Иванович</text:p>
            <text:p text:style-name="P8">337 C</text:p>
          </table:table-cell>
          <table:table-cell table:style-name="Таблица1.D7" office:value-type="string">
            <text:p text:style-name="P6"><text:span text:style-name="T1">Лек. </text:span><text:span text:style-name="T3">ЭВМ и периферийные устройства</text:span></text:p>
            <text:p text:style-name="P7">доц. Устюков Дмитрий Игоревич</text:p>
            <text:p text:style-name="P8">302 С</text:p>
          </table:table-cell>
        </table:table-row>
        <table:table-row>
          <table:covered-table-cell table:style-name="Таблица1.A6"/>
          <table:table-cell table:style-name="Таблица1.B9" office:value-type="string">
            <text:p text:style-name="P5"><text:span text:style-name="T1">13</text:span><text:span text:style-name="T2">35</text:span><text:span text:style-name="T3"> </text:span><text:span text:style-name="T1">- 15</text:span><text:span text:style-name="T2">10</text:span></text:p>
          </table:table-cell>
          <table:table-cell table:style-name="Таблица1.C9" table:number-columns-spanned="2" office:value-type="string">
            <text:p text:style-name="P6"><text:span text:style-name="T1">Пр.</text:span><text:span text:style-name="T3"> Физика</text:span></text:p>
          </table:table-cell>
          <table:covered-table-cell/>
        </table:table-row>
        <table:table-row>
          <table:table-cell table:style-name="Таблица1.A10" table:number-rows-spanned="4" office:value-type="string">
            <text:p text:style-name="P11"/>
            <text:p text:style-name="P11">Среда</text:p>
          </table:table-cell>
          <table:table-cell table:style-name="Таблица1.B10" office:value-type="string">
            <text:p text:style-name="P5"><text:span text:style-name="T1">8</text:span><text:span text:style-name="T2">10</text:span><text:span text:style-name="T3"> </text:span><text:span text:style-name="T1">- 9</text:span><text:span text:style-name="T2">45</text:span></text:p>
          </table:table-cell>
          <table:table-cell table:style-name="Таблица1.C10" office:value-type="string">
            <text:p text:style-name="P12">Пр.<text:span text:style-name="T4"> История России</text:span></text:p>
            <text:p text:style-name="P13">зав. каф. Соколов Александр Станиславович</text:p>
            <text:p text:style-name="P14"><text:span text:style-name="T5">443</text:span> С</text:p>
          </table:table-cell>
          <table:table-cell table:style-name="Таблица1.D10" office:value-type="string">
            <text:p text:style-name="P6"/>
          </table:table-cell>
        </table:table-row>
        <table:table-row>
          <table:covered-table-cell table:style-name="Таблица1.A10"/>
          <table:table-cell table:style-name="Таблица1.B11" office:value-type="string">
            <text:p text:style-name="P5"><text:span text:style-name="T1">9</text:span><text:span text:style-name="T2">55</text:span><text:span text:style-name="T3"> </text:span><text:span text:style-name="T1">- 11</text:span><text:span text:style-name="T2">30</text:span></text:p>
          </table:table-cell>
          <table:table-cell table:style-name="Таблица1.C11" office:value-type="string">
            <text:p text:style-name="P6"><text:span text:style-name="T1">Лек.</text:span><text:span text:style-name="T3"> Безопасность жизнедеятельности</text:span></text:p>
            <text:p text:style-name="P7">зав. каф. Чернышев Сергей Викторович</text:p>
            <text:p text:style-name="P8">465 С</text:p>
          </table:table-cell>
          <table:table-cell table:style-name="Таблица1.D11" office:value-type="string">
            <text:p text:style-name="P6"><text:span text:style-name="T1">Лек.</text:span><text:span text:style-name="T3"> Безопасность жизнедеятельности</text:span></text:p>
            <text:p text:style-name="P7">зав. каф. Чернышев Сергей Викторович</text:p>
            <text:p text:style-name="P8">337 С</text:p>
          </table:table-cell>
        </table:table-row>
        <table:table-row>
          <table:covered-table-cell table:style-name="Таблица1.A10"/>
          <table:table-cell table:style-name="Таблица1.B12" office:value-type="string">
            <text:p text:style-name="P5"><text:span text:style-name="T1">11</text:span><text:span text:style-name="T2">40</text:span><text:span text:style-name="T1"> - 13</text:span><text:span text:style-name="T2">15</text:span></text:p>
          </table:table-cell>
          <table:table-cell table:style-name="Таблица1.C12" office:value-type="string">
            <text:p text:style-name="P7">Иностранный язык</text:p>
            <text:p text:style-name="P6"><text:span text:style-name="T3">ст. преп. Андреева Галина Юрьевна </text:span><text:span text:style-name="T1">307а С</text:span></text:p>
            <text:p text:style-name="P6"><text:span text:style-name="T3">ст. преп. Егоров Леонид Викторович </text:span><text:span text:style-name="T1">318 С</text:span></text:p>
          </table:table-cell>
          <table:table-cell table:style-name="Таблица1.D12" office:value-type="string">
            <text:p text:style-name="P7">Иностранный язык</text:p>
            <text:p text:style-name="P6"><text:span text:style-name="T3">ст. преп. Андреева Галина Юрьевна </text:span><text:span text:style-name="T1">320 С</text:span></text:p>
            <text:p text:style-name="P6"><text:span text:style-name="T3">ст. преп. Егоров Леонид Викторович </text:span><text:span text:style-name="T1">322 С</text:span></text:p>
          </table:table-cell>
        </table:table-row>
        <table:table-row>
          <table:covered-table-cell table:style-name="Таблица1.A10"/>
          <table:table-cell table:style-name="Таблица1.B13" office:value-type="string">
            <text:p text:style-name="P5"><text:span text:style-name="T1">13</text:span><text:span text:style-name="T2">35</text:span><text:span text:style-name="T6"> </text:span><text:span text:style-name="T1">- 15</text:span><text:span text:style-name="T2">10</text:span></text:p>
          </table:table-cell>
          <table:table-cell table:style-name="Таблица1.C13" office:value-type="string">
            <text:p text:style-name="P6"><text:span text:style-name="T1">Пр.</text:span><text:span text:style-name="T3"> Физические основы электротехники</text:span></text:p>
            <text:p text:style-name="P7">ст. преп. Витязева Татьяна Александровна</text:p>
            <text:p text:style-name="P8">252 C</text:p>
          </table:table-cell>
          <table:table-cell table:style-name="Таблица1.D13" office:value-type="string">
            <text:p text:style-name="P6"><text:span text:style-name="T1">Лаб.</text:span><text:span text:style-name="T3"> Алгоритмические языки и программирование</text:span></text:p>
            <text:p text:style-name="P7">ас. Бурмистров Александр Сергеевич</text:p>
            <text:p text:style-name="P7">ас. Щенёва Юлия Борисовна</text:p>
            <text:p text:style-name="P15">106 С <text:span text:style-name="T7">(206-3 С)</text:span></text:p>
          </table:table-cell>
        </table:table-row>
        <table:table-row>
          <table:table-cell table:style-name="Таблица1.A14" table:number-rows-spanned="4" office:value-type="string">
            <text:p text:style-name="P4">Четверг</text:p>
          </table:table-cell>
          <table:table-cell table:style-name="Таблица1.B14" office:value-type="string">
            <text:p text:style-name="P5"><text:span text:style-name="T1">8</text:span><text:span text:style-name="T2">10</text:span><text:span text:style-name="T3"> </text:span><text:span text:style-name="T1">- 9</text:span><text:span text:style-name="T2">45</text:span></text:p>
          </table:table-cell>
          <table:table-cell table:style-name="Таблица1.C14" office:value-type="string">
            <text:p text:style-name="P6"><text:span text:style-name="T1">Лек. </text:span><text:span text:style-name="T3">Физические основы электротехники</text:span></text:p>
            <text:p text:style-name="P7">проф. Михеев Анатолий Александрович</text:p>
            <text:p text:style-name="P8">405 С</text:p>
          </table:table-cell>
          <table:table-cell table:style-name="Таблица1.D14" office:value-type="string">
            <text:p text:style-name="P6"><text:span text:style-name="T1">Лек.</text:span><text:span text:style-name="T3"> История России</text:span></text:p>
            <text:p text:style-name="P7">зав. каф. Соколов Александр Станиславович</text:p>
            <text:p text:style-name="P8">324 С</text:p>
          </table:table-cell>
        </table:table-row>
        <table:table-row>
          <table:covered-table-cell table:style-name="Таблица1.A14"/>
          <table:table-cell table:style-name="Таблица1.A14" office:value-type="string">
            <text:p text:style-name="P5"><text:span text:style-name="T1">9</text:span><text:span text:style-name="T2">55</text:span><text:span text:style-name="T3"> </text:span><text:span text:style-name="T1">- 11</text:span><text:span text:style-name="T2">30</text:span></text:p>
          </table:table-cell>
          <table:table-cell table:style-name="Таблица1.C15" office:value-type="string">
            <text:p text:style-name="P6"><text:span text:style-name="T1">Пр. </text:span><text:span text:style-name="T3">Утилиты разработки программного обеспечения</text:span></text:p>
            <text:p text:style-name="P7">доц. Ефимов Алексей Игоревич</text:p>
            <text:p text:style-name="P8">210 С</text:p>
          </table:table-cell>
          <table:table-cell table:style-name="Таблица1.D15" office:value-type="string">
            <text:p text:style-name="P6"><text:span text:style-name="T1">Лаб.</text:span><text:span text:style-name="T3"> Безопасность жизнедеятельности</text:span></text:p>
            <text:p text:style-name="P7">доц. Шилин Андрей Викторович</text:p>
            <text:p text:style-name="P7">доц. Кордюков Сергей Иванович</text:p>
            <text:p text:style-name="P8">117 L</text:p>
          </table:table-cell>
        </table:table-row>
        <table:table-row>
          <table:covered-table-cell table:style-name="Таблица1.A14"/>
          <table:table-cell table:style-name="Таблица1.A14" office:value-type="string">
            <text:p text:style-name="P5"><text:span text:style-name="T1">11</text:span><text:span text:style-name="T2">40</text:span><text:span text:style-name="T1"> - 13</text:span><text:span text:style-name="T2">15</text:span></text:p>
          </table:table-cell>
          <table:table-cell table:style-name="Таблица1.C16" table:number-columns-spanned="2" office:value-type="string">
            <text:p text:style-name="P7">Физическая культура и спорт</text:p>
          </table:table-cell>
          <table:covered-table-cell/>
        </table:table-row>
        <table:table-row>
          <table:covered-table-cell table:style-name="Таблица1.A14"/>
          <table:table-cell table:style-name="Таблица1.B17" office:value-type="string">
            <text:p text:style-name="P5"><text:span text:style-name="T1">13</text:span><text:span text:style-name="T2">35</text:span><text:span text:style-name="T3"> </text:span><text:span text:style-name="T1">- 15</text:span><text:span text:style-name="T2">10</text:span></text:p>
          </table:table-cell>
          <table:table-cell table:style-name="Таблица1.C17" table:number-columns-spanned="2" office:value-type="string">
            <text:p text:style-name="P6"><text:span text:style-name="T1">Пр.</text:span><text:span text:style-name="T3"> Физика</text:span></text:p>
          </table:table-cell>
          <table:covered-table-cell/>
        </table:table-row>
        <table:table-row>
          <table:table-cell table:style-name="Таблица1.A18" table:number-rows-spanned="2" office:value-type="string">
            <text:p text:style-name="P16">Суббота</text:p>
          </table:table-cell>
          <table:table-cell table:style-name="Таблица1.B18" office:value-type="string">
            <text:p text:style-name="P5"><text:span text:style-name="T1">9</text:span><text:span text:style-name="T2">55</text:span><text:span text:style-name="T3"> </text:span><text:span text:style-name="T1">- 11</text:span><text:span text:style-name="T2">30</text:span></text:p>
          </table:table-cell>
          <table:table-cell table:style-name="Таблица1.C18" table:number-columns-spanned="2" office:value-type="string">
            <text:p text:style-name="P6"><text:span text:style-name="T1">Пр.</text:span><text:span text:style-name="T3"> Высшая математика</text:span></text:p>
            <text:p text:style-name="P7">доц. Купцов Михаил Иванович</text:p>
            <text:p text:style-name="P8">403 C</text:p>
          </table:table-cell>
          <table:covered-table-cell/>
        </table:table-row>
        <table:table-row>
          <table:covered-table-cell table:style-name="Таблица1.A18"/>
          <table:table-cell table:style-name="Таблица1.B19" office:value-type="string">
            <text:p text:style-name="P5"><text:span text:style-name="T1">11</text:span><text:span text:style-name="T2">40</text:span><text:span text:style-name="T1"> - 13</text:span><text:span text:style-name="T2">15</text:span></text:p>
          </table:table-cell>
          <table:table-cell table:style-name="Таблица1.C19" office:value-type="string">
            <text:p text:style-name="P6"><text:span text:style-name="T1">Лаб. </text:span><text:span text:style-name="T3">ЭВМ и периферийные устройства</text:span></text:p>
            <text:p text:style-name="P7">доц. Устюков Дмитрий Игоревич</text:p>
            <text:p text:style-name="P7">ст. преп. Кижаев Олег Владиславович</text:p>
            <text:p text:style-name="P8">02/1 В</text:p>
          </table:table-cell>
          <table:table-cell table:style-name="Таблица1.D19" office:value-type="string">
            <text:p text:style-name="P6"><text:span text:style-name="T1">Пр. </text:span><text:span text:style-name="T3">ЭВМ и периферийные устройства</text:span></text:p>
            <text:p text:style-name="P7">доц. Устюков Дмитрий Игоревич</text:p>
            <text:p text:style-name="P8">210 С</text:p>
          </table:table-cell>
        </table:table-row>
      </table:table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3.299cm" fo:page-height="41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7T15:13:37.104685091</meta:creation-date>
    <dc:date>2025-02-22T21:47:07.395587500</dc:date>
    <meta:editing-duration>PT12M35S</meta:editing-duration>
    <meta:editing-cycles>5</meta:editing-cycles>
    <meta:generator>LibreOffice/25.2.0.3$Windows_X86_64 LibreOffice_project/e1cf4a87eb02d755bce1a01209907ea5ddc8f069</meta:generator>
    <meta:print-date>2025-02-22T21:47:01.926750700</meta:print-date>
    <meta:printed-by>Файлы PDF</meta:printed-by>
    <meta:document-statistic meta:table-count="1" meta:image-count="0" meta:object-count="0" meta:page-count="1" meta:paragraph-count="107" meta:word-count="347" meta:character-count="2155" meta:non-whitespace-character-count="1915"/>
  </office:meta>
</office:document-meta>
</file>